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ung Light SC" svg:font-family="'MSung Light SC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方正宋体" svg:font-family="方正宋体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fill-hatch-solid="false" draw:textarea-horizontal-align="center" draw:textarea-vertical-align="middle"/>
    </style:style>
    <style:style style:name="gr2" style:family="graphic" style:parent-style-name="standard">
      <style:graphic-properties draw:stroke="none" draw:fill-color="#cccc00" draw:textarea-horizontal-align="center" draw:textarea-vertical-align="middle"/>
    </style:style>
    <style:style style:name="gr3" style:family="graphic" style:parent-style-name="standard">
      <style:graphic-properties draw:stroke="none" draw:fill-color="#ccccff" draw:textarea-horizontal-align="center" draw:textarea-vertical-align="middle"/>
    </style:style>
    <style:style style:name="gr4" style:family="graphic" style:parent-style-name="standard">
      <style:graphic-properties draw:stroke="none" draw:fill-color="#ffff99" draw:textarea-horizontal-align="center" draw:textarea-vertical-align="middle"/>
    </style:style>
    <style:style style:name="gr5" style:family="graphic" style:parent-style-name="standard">
      <style:graphic-properties draw:stroke="none" draw:fill-color="#ffffcc" draw:textarea-horizontal-align="center" draw:textarea-vertical-align="middle"/>
    </style:style>
    <style:style style:name="gr6" style:family="graphic" style:parent-style-name="standard">
      <style:graphic-properties draw:stroke="none" draw:fill-color="#ffcc99" draw:textarea-horizontal-align="center" draw:textarea-vertical-align="middle"/>
    </style:style>
    <style:style style:name="gr7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  <style:paragraph-properties style:writing-mode="lr-tb"/>
    </style:style>
    <style:style style:name="gr8" style:family="graphic" style:parent-style-name="objectwithoutfill">
      <style:graphic-properties draw:fill="solid" draw:fill-color="#ff9966" draw:textarea-horizontal-align="center" draw:textarea-vertical-align="middle"/>
    </style:style>
    <style:style style:name="gr9" style:family="graphic" style:parent-style-name="objectwithoutfill">
      <style:graphic-properties draw:fill="solid" draw:fill-color="#ff6633" draw:textarea-horizontal-align="center" draw:textarea-vertical-align="middle"/>
    </style:style>
    <style:style style:name="gr10" style:family="graphic" style:parent-style-name="objectwithoutfill">
      <style:graphic-properties draw:fill="solid" draw:fill-color="#e6e64c" draw:textarea-horizontal-align="center" draw:textarea-vertical-align="middle"/>
    </style:style>
    <style:style style:name="gr1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draw:shadow="hidden" draw:shadow-offset-x="0.3cm" draw:shadow-offset-y="0.3cm" draw:shadow-color="#808080"/>
      <style:paragraph-properties style:writing-mode="lr-tb"/>
    </style:style>
    <style:style style:name="gr12" style:family="graphic" style:parent-style-name="standard">
      <style:graphic-properties draw:stroke="dash" draw:stroke-dash="Ultrafine_20_Dashed" svg:stroke-width="0.101cm" svg:stroke-color="#808080" draw:marker-start-width="0.45cm" draw:marker-start-center="false" draw:marker-end="Arrow" draw:marker-end-width="0.4cm" draw:marker-end-center="false" draw:fill="solid" draw:fill-color="#00b8ff" draw:textarea-horizontal-align="center" draw:textarea-vertical-align="middle" fo:padding-top="0.05cm" fo:padding-bottom="0.05cm" fo:padding-left="0.05cm" fo:padding-right="0.0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_20_117" svg:stroke-width="0.102cm" svg:stroke-color="#0000ff" draw:marker-start="Double_20_Arrow" draw:marker-start-width="0.406cm" draw:marker-start-center="false" draw:marker-end="Double_20_Arrow" draw:marker-end-width="0.406cm" draw:marker-end-center="false" draw:fill="solid" draw:fill-color="#00b8ff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/>
    </style:style>
    <style:style style:name="gr14" style:family="graphic" style:parent-style-name="standard">
      <style:graphic-properties draw:stroke="dash" draw:stroke-dash="Dash_20_125" svg:stroke-width="0cm" svg:stroke-color="#000000" draw:marker-start-width="0.3cm" draw:marker-start-center="false" draw:marker-end="Arrow" draw:marker-end-width="0.25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5" style:family="graphic" style:parent-style-name="standard">
      <style:graphic-properties draw:stroke="dash" draw:stroke-dash="Dash_20_126" svg:stroke-width="0cm" svg:stroke-color="#000000" draw:marker-start-width="0.3cm" draw:marker-start-center="false" draw:marker-end="Arrow" draw:marker-end-width="0.25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6" style:family="graphic" style:parent-style-name="standard">
      <style:graphic-properties draw:stroke="dash" draw:stroke-dash="Dash_20_128" svg:stroke-width="0cm" svg:stroke-color="#000000" draw:marker-start-width="0.3cm" draw:marker-start-center="false" draw:marker-end="Arrow" draw:marker-end-width="0.25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7" style:family="graphic" style:parent-style-name="standard">
      <style:graphic-properties draw:stroke="dash" draw:stroke-dash="Dash_20_129" svg:stroke-width="0cm" svg:stroke-color="#000000" draw:marker-start-width="0.3cm" draw:marker-start-center="false" draw:marker-end="Arrow" draw:marker-end-width="0.25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_20_130" svg:stroke-width="0.101cm" svg:stroke-color="#808080" draw:marker-start-width="0.45cm" draw:marker-start-center="false" draw:marker-end="Arrow" draw:marker-end-width="0.4cm" draw:marker-end-center="false" draw:fill="solid" draw:fill-color="#00b8ff" draw:textarea-horizontal-align="center" draw:textarea-vertical-align="middle" fo:padding-top="0.05cm" fo:padding-bottom="0.05cm" fo:padding-left="0.05cm" fo:padding-right="0.05cm" draw:shadow="hidden" draw:shadow-offset-x="0.3cm" draw:shadow-offset-y="0.3cm" draw:shadow-color="#808080"/>
    </style:style>
    <style:style style:name="gr20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342cm" draw:shadow="hidden" draw:shadow-offset-x="0.3cm" draw:shadow-offset-y="0.3cm" draw:shadow-color="#808080"/>
      <style:paragraph-properties style:writing-mode="lr-tb"/>
    </style:style>
    <style:style style:name="gr2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34cm" draw:shadow="hidden" draw:shadow-offset-x="0.3cm" draw:shadow-offset-y="0.3cm" draw:shadow-color="#808080"/>
      <style:paragraph-properties style:writing-mode="lr-tb"/>
    </style:style>
    <style:style style:name="gr2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341cm" draw:shadow="hidden" draw:shadow-offset-x="0.3cm" draw:shadow-offset-y="0.3cm" draw:shadow-color="#808080"/>
      <style:paragraph-properties style:writing-mode="lr-tb"/>
    </style:style>
    <style:style style:name="gr23" style:family="graphic" style:parent-style-name="standard">
      <style:graphic-properties draw:stroke="solid" draw:stroke-dash="Dash_20_131" svg:stroke-width="0.102cm" svg:stroke-color="#0000ff" draw:marker-start="Double_20_Arrow" draw:marker-start-width="0.406cm" draw:marker-start-center="false" draw:marker-end="Double_20_Arrow" draw:marker-end-width="0.406cm" draw:marker-end-center="false" draw:fill="solid" draw:fill-color="#00b8ff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/>
    </style:style>
    <style:style style:name="gr24" style:family="graphic" style:parent-style-name="standard">
      <style:graphic-properties draw:stroke="dash" draw:stroke-dash="Dash_20_132" svg:stroke-width="0cm" svg:stroke-color="#000000" draw:marker-start-width="0.3cm" draw:marker-start-center="false" draw:marker-end="Arrow" draw:marker-end-width="0.25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25" style:family="graphic" style:parent-style-name="standard">
      <style:graphic-properties draw:stroke="none" svg:stroke-width="0cm" svg:stroke-color="#008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  <style:paragraph-properties style:writing-mode="lr-tb"/>
    </style:style>
    <style:style style:name="gr26" style:family="graphic" style:parent-style-name="standard">
      <style:graphic-properties draw:stroke="dash" draw:stroke-dash="Dash_20_115" svg:stroke-width="0cm" svg:stroke-color="#000000" draw:marker-start-width="0.3cm" draw:marker-start-center="false" draw:marker-end="Arrow" draw:marker-end-width="0.25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27" style:family="graphic" style:parent-style-name="standard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draw:shadow="hidden" draw:shadow-offset-x="0.305cm" draw:shadow-offset-y="0.305cm" draw:shadow-color="#808080"/>
      <style:paragraph-properties style:writing-mode="lr-tb"/>
    </style:style>
    <style:style style:name="gr28" style:family="graphic" style:parent-style-name="standard">
      <style:graphic-properties draw:stroke="dash" draw:stroke-dash="Dash_20_124" svg:stroke-width="0cm" svg:stroke-color="#000000" draw:marker-start-width="0.3cm" draw:marker-start-center="false" draw:marker-end="Arrow" draw:marker-end-width="0.25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_20_119" svg:stroke-width="0.101cm" svg:stroke-color="#808080" draw:marker-start-width="0.45cm" draw:marker-start-center="false" draw:marker-end="Arrow" draw:marker-end-width="0.4cm" draw:marker-end-center="false" draw:fill="solid" draw:fill-color="#00b8ff" draw:textarea-horizontal-align="center" draw:textarea-vertical-align="middle" fo:padding-top="0.05cm" fo:padding-bottom="0.05cm" fo:padding-left="0.05cm" fo:padding-right="0.05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_20_123" svg:stroke-width="0.101cm" svg:stroke-color="#808080" draw:marker-start-width="0.45cm" draw:marker-start-center="false" draw:marker-end="Arrow" draw:marker-end-width="0.4cm" draw:marker-end-center="false" draw:fill="solid" draw:fill-color="#00b8ff" draw:textarea-horizontal-align="center" draw:textarea-vertical-align="middle" fo:padding-top="0.05cm" fo:padding-bottom="0.05cm" fo:padding-left="0.05cm" fo:padding-right="0.05cm" draw:shadow="hidden" draw:shadow-offset-x="0.3cm" draw:shadow-offset-y="0.3cm" draw:shadow-color="#808080"/>
    </style:style>
    <style:style style:name="gr3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_20_116" svg:stroke-width="0.101cm" svg:stroke-color="#808080" draw:marker-start-width="0.45cm" draw:marker-start-center="false" draw:marker-end="Arrow" draw:marker-end-width="0.4cm" draw:marker-end-center="false" draw:fill="solid" draw:fill-color="#00b8ff" draw:textarea-horizontal-align="center" draw:textarea-vertical-align="middle" fo:padding-top="0.05cm" fo:padding-bottom="0.05cm" fo:padding-left="0.05cm" fo:padding-right="0.05cm" draw:shadow="hidden" draw:shadow-offset-x="0.3cm" draw:shadow-offset-y="0.3cm" draw:shadow-color="#808080"/>
    </style:style>
    <style:style style:name="gr3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000000" draw:textarea-horizontal-align="center" draw:textarea-vertical-align="middle" draw:shadow="hidden" draw:shadow-offset-x="0.3cm" draw:shadow-offset-y="0.3cm" draw:shadow-color="#808080"/>
    </style:style>
    <style:style style:name="P1" style:family="paragraph">
      <loext:graphic-properties draw:fill="solid" draw:fill-color="#e6e6e6" draw:fill-hatch-solid="false"/>
      <style:paragraph-properties fo:text-align="center"/>
      <style:text-properties fo:font-size="8pt" style:font-size-asian="24pt" style:font-size-complex="24pt"/>
    </style:style>
    <style:style style:name="P2" style:family="paragraph">
      <loext:graphic-properties draw:fill-color="#cccc00"/>
      <style:paragraph-properties fo:text-align="center"/>
      <style:text-properties fo:font-size="8pt" style:font-size-asian="24pt" style:font-size-complex="24pt"/>
    </style:style>
    <style:style style:name="P3" style:family="paragraph">
      <loext:graphic-properties draw:fill-color="#ccccff"/>
      <style:paragraph-properties fo:text-align="center"/>
      <style:text-properties fo:font-size="8pt" style:font-size-asian="24pt" style:font-size-complex="24pt"/>
    </style:style>
    <style:style style:name="P4" style:family="paragraph">
      <loext:graphic-properties draw:fill-color="#ffff99"/>
      <style:paragraph-properties fo:text-align="center"/>
      <style:text-properties fo:font-size="8pt" style:font-size-asian="24pt" style:font-size-complex="24pt"/>
    </style:style>
    <style:style style:name="P5" style:family="paragraph">
      <loext:graphic-properties draw:fill-color="#ffffcc"/>
      <style:paragraph-properties fo:text-align="center"/>
      <style:text-properties fo:font-size="8pt" style:font-size-asian="24pt" style:font-size-complex="24pt"/>
    </style:style>
    <style:style style:name="P6" style:family="paragraph">
      <loext:graphic-properties draw:fill-color="#ffcc99"/>
      <style:paragraph-properties fo:text-align="center"/>
      <style:text-properties fo:font-size="8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horndale" fo:font-size="8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" style:family="paragraph">
      <loext:graphic-properties draw:fill="solid" draw:fill-color="#ff9966"/>
      <style:paragraph-properties fo:text-align="center"/>
      <style:text-properties fo:font-size="8pt" style:font-size-asian="24pt" style:font-size-complex="24pt"/>
    </style:style>
    <style:style style:name="P10" style:family="paragraph">
      <loext:graphic-properties draw:fill="solid" draw:fill-color="#ff6633"/>
      <style:paragraph-properties fo:text-align="center"/>
      <style:text-properties fo:font-size="8pt" style:font-size-asian="24pt" style:font-size-complex="24pt"/>
    </style:style>
    <style:style style:name="P11" style:family="paragraph">
      <loext:graphic-properties draw:fill="solid" draw:fill-color="#e6e64c"/>
      <style:paragraph-properties fo:text-align="center"/>
      <style:text-properties fo:font-size="8pt" style:font-size-asian="24pt" style:font-size-complex="24pt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Thorndale" fo:font-size="8pt" fo:font-style="normal" fo:text-shadow="none" style:text-underline-style="none" fo:font-weight="bold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horndale" fo:font-size="8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horndale" fo:font-size="8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font-name="Thorndale" fo:font-size="8pt" fo:font-style="normal" fo:text-shadow="none" style:text-underline-style="none" fo:font-weight="normal" style:font-name-asian="MSung Light SC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horndale" fo:font-size="8pt" fo:font-style="normal" fo:text-shadow="none" style:text-underline-style="none" fo:font-weight="bold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Thorndale" fo:font-size="9pt" fo:font-style="normal" fo:text-shadow="none" style:text-underline-style="none" fo:font-weight="bold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horndale" fo:font-size="12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Thorndale" fo:font-size="8pt" fo:font-style="normal" fo:text-shadow="none" style:text-underline-style="none" fo:font-weight="bold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loext:opacity="0%" style:text-outline="false" style:text-line-through-style="none" style:text-line-through-type="none" style:font-name="Thorndale" fo:font-size="8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" style:family="text">
      <style:text-properties fo:color="#ffffff" loext:opacity="100%" style:text-outline="false" style:text-line-through-style="none" style:text-line-through-type="none" style:font-name="Thorndale" fo:font-size="8pt" fo:font-style="normal" fo:text-shadow="none" style:text-underline-style="none" fo:font-weight="bold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" style:family="text">
      <style:text-properties fo:color="#000000" loext:opacity="100%" style:text-outline="false" style:text-line-through-style="none" style:text-line-through-type="none" style:font-name="Thorndale" fo:font-size="8pt" fo:font-style="normal" fo:text-shadow="none" style:text-underline-style="none" fo:font-weight="normal" style:font-name-asian="MSung Light SC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4" style:family="text">
      <style:text-properties style:use-window-font-color="true" loext:opacity="0%" style:text-outline="false" style:text-line-through-style="none" style:text-line-through-type="none" style:font-name="Thorndale" fo:font-size="8pt" fo:font-style="normal" fo:text-shadow="none" style:text-underline-style="none" fo:font-weight="bold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orkflow_Full_Doc" draw:style-name="dp1" draw:master-page-name="标准">
        <draw:g>
          <draw:rect draw:style-name="gr1" draw:text-style-name="P1" draw:layer="layout" svg:width="20.286cm" svg:height="0.813cm" svg:x="1.689cm" svg:y="6.292cm">
            <text:p/>
          </draw:rect>
          <draw:rect draw:style-name="gr2" draw:text-style-name="P2" draw:layer="layout" svg:width="20.285cm" svg:height="1.743cm" svg:x="1.685cm" svg:y="1.112cm">
            <text:p/>
          </draw:rect>
          <draw:rect draw:style-name="gr3" draw:text-style-name="P3" draw:layer="layout" svg:width="20.286cm" svg:height="3.387cm" svg:x="1.689cm" svg:y="2.881cm">
            <text:p/>
          </draw:rect>
          <draw:rect draw:style-name="gr4" draw:text-style-name="P4" draw:layer="layout" svg:width="3.938cm" svg:height="8.722cm" svg:x="18.037cm" svg:y="7.154cm">
            <text:p/>
          </draw:rect>
          <draw:rect draw:style-name="gr5" draw:text-style-name="P5" draw:layer="layout" svg:width="16.325cm" svg:height="4.435cm" svg:x="1.689cm" svg:y="7.154cm">
            <text:p/>
          </draw:rect>
          <draw:rect draw:style-name="gr6" draw:text-style-name="P6" draw:layer="layout" svg:width="16.325cm" svg:height="4.287cm" svg:x="1.689cm" svg:y="11.615cm">
            <text:p/>
          </draw:rect>
          <draw:rect draw:style-name="gr7" draw:text-style-name="P8" draw:layer="layout" svg:width="1.997cm" svg:height="0.742cm" svg:x="2.019cm" svg:y="9.417cm">
            <text:p text:style-name="P7"><text:span text:style-name="T1">XSecController</text:span></text:p>
          </draw:rect>
          <draw:rect draw:style-name="gr8" draw:text-style-name="P9" draw:layer="layout" svg:width="8.364cm" svg:height="2.591cm" svg:x="7.118cm" svg:y="13.154cm">
            <text:p/>
          </draw:rect>
          <draw:rect draw:style-name="gr9" draw:text-style-name="P10" draw:layer="layout" svg:width="6.485cm" svg:height="0.853cm" svg:x="7.957cm" svg:y="14.726cm">
            <text:p/>
          </draw:rect>
          <draw:rect draw:style-name="gr7" draw:text-style-name="P8" draw:layer="layout" svg:width="2.383cm" svg:height="0.554cm" svg:x="11.553cm" svg:y="14.87cm">
            <text:p text:style-name="P7"><text:span text:style-name="T1">SignatureVerifier</text:span></text:p>
          </draw:rect>
          <draw:rect draw:style-name="gr9" draw:text-style-name="P10" draw:layer="layout" svg:width="6.485cm" svg:height="0.855cm" svg:x="7.956cm" svg:y="13.309cm">
            <text:p/>
          </draw:rect>
          <draw:rect draw:style-name="gr7" draw:text-style-name="P8" draw:layer="layout" svg:width="2.383cm" svg:height="0.552cm" svg:x="11.553cm" svg:y="13.472cm">
            <text:p text:style-name="P7"><text:span text:style-name="T1">Decryptor</text:span></text:p>
          </draw:rect>
          <draw:rect draw:style-name="gr10" draw:text-style-name="P11" draw:layer="layout" svg:width="3.186cm" svg:height="2.554cm" svg:x="18.271cm" svg:y="13.153cm">
            <text:p/>
          </draw:rect>
          <draw:rect draw:style-name="gr7" draw:text-style-name="P8" draw:layer="layout" svg:width="2.374cm" svg:height="0.757cm" svg:x="18.768cm" svg:y="14.779cm">
            <text:p text:style-name="P7"><text:span text:style-name="T1">XMLSignature</text:span></text:p>
          </draw:rect>
          <draw:rect draw:style-name="gr7" draw:text-style-name="P8" draw:layer="layout" svg:width="2.365cm" svg:height="0.757cm" svg:x="18.768cm" svg:y="13.352cm">
            <text:p text:style-name="P7"><text:span text:style-name="T1">XMLEncryption</text:span></text:p>
          </draw:rect>
          <draw:rect draw:style-name="gr7" draw:text-style-name="P8" draw:layer="layout" svg:width="2.424cm" svg:height="0.705cm" svg:x="5.371cm" svg:y="11.788cm">
            <text:p text:style-name="P7"><text:span text:style-name="T1">SAXEventKeeper</text:span></text:p>
          </draw:rect>
          <draw:rect draw:style-name="gr11" draw:text-style-name="P12" draw:layer="layout" svg:width="1.996cm" svg:height="0.54cm" svg:x="9.268cm" svg:y="6.407cm">
            <text:p text:style-name="P7"><text:span text:style-name="T2">SAX Chain</text:span></text:p>
          </draw:rect>
          <draw:rect draw:style-name="gr7" draw:text-style-name="P8" draw:layer="layout" svg:width="3.493cm" svg:height="0.712cm" svg:x="9.043cm" svg:y="11.762cm">
            <text:p text:style-name="P7"><text:span text:style-name="T1">XMLDocumentWrapper</text:span></text:p>
          </draw:rect>
          <draw:connector draw:style-name="gr12" draw:text-style-name="P13" draw:layer="layout" svg:x1="5.547cm" svg:y1="10.988cm" svg:x2="10.266cm" svg:y2="6.947cm" svg:d="M5547 10988h2360v-4041h2359" svg:viewBox="0 0 4720 4042">
            <text:p/>
          </draw:connector>
          <draw:connector draw:style-name="gr13" draw:text-style-name="P13" draw:layer="layout" svg:x1="19.864cm" svg:y1="13.153cm" svg:x2="12.536cm" svg:y2="12.118cm" svg:d="M19864 13153h-3664v-1035h-3664" svg:viewBox="0 0 7329 1036">
            <text:p/>
          </draw:connector>
          <draw:connector draw:style-name="gr14" draw:text-style-name="P13" draw:layer="layout" svg:x1="14.442cm" svg:y1="15.152cm" svg:x2="18.768cm" svg:y2="15.157cm" svg:d="M14442 15152h2163v5h2163" svg:viewBox="0 0 4327 6">
            <text:p/>
          </draw:connector>
          <draw:connector draw:style-name="gr15" draw:text-style-name="P13" draw:layer="layout" svg:x1="14.441cm" svg:y1="13.736cm" svg:x2="18.768cm" svg:y2="13.73cm" svg:d="M14441 13736h2164v-6h2163" svg:viewBox="0 0 4328 7">
            <text:p/>
          </draw:connector>
          <draw:connector draw:style-name="gr16" draw:text-style-name="P13" draw:layer="layout" svg:x1="3.017cm" svg:y1="10.159cm" svg:x2="6.583cm" svg:y2="12.493cm" svg:d="M3017 10159h1783v2334h1783" svg:viewBox="0 0 3567 2335">
            <text:p/>
          </draw:connector>
          <draw:connector draw:style-name="gr17" draw:text-style-name="P13" draw:layer="layout" draw:line-skew="-0.413cm" svg:x1="7.795cm" svg:y1="12.14cm" svg:x2="10.789cm" svg:y2="12.474cm" svg:d="M7795 12140h1084v334h1910" svg:viewBox="0 0 2995 335">
            <text:p/>
          </draw:connector>
          <draw:rect draw:style-name="gr18" draw:text-style-name="P14" draw:layer="layout" svg:width="5.708cm" svg:height="1.349cm" svg:x="16.235cm" svg:y="1.105cm">
            <text:p/>
          </draw:rect>
          <draw:connector draw:style-name="gr19" draw:text-style-name="P13" draw:layer="layout" svg:x1="16.939cm" svg:y1="1.428cm" svg:x2="18.491cm" svg:y2="1.428cm" svg:d="M16939 1428h1552" svg:viewBox="0 0 1553 1">
            <text:p/>
          </draw:connector>
          <draw:frame draw:style-name="gr20" draw:text-style-name="P16" draw:layer="layout" svg:width="3.139cm" svg:height="0.342cm" svg:x="18.491cm" svg:y="1.257cm">
            <draw:text-box>
              <text:p text:style-name="P15"><text:span text:style-name="T3"><text:s text:c="4"/></text:span><text:span text:style-name="T3">SAX Events</text:span></text:p>
            </draw:text-box>
          </draw:frame>
          <draw:frame draw:style-name="gr21" draw:text-style-name="P16" draw:layer="layout" svg:width="3.117cm" svg:height="0.34cm" svg:x="18.5cm" svg:y="1.655cm">
            <draw:text-box>
              <text:p text:style-name="P15"><text:span text:style-name="T3"><text:s text:c="4"/></text:span><text:span text:style-name="T3">Controll</text:span></text:p>
            </draw:text-box>
          </draw:frame>
          <draw:frame draw:style-name="gr22" draw:text-style-name="P16" draw:layer="layout" svg:width="3.657cm" svg:height="0.341cm" svg:x="18.453cm" svg:y="1.989cm">
            <draw:text-box>
              <text:p text:style-name="P15"><text:span text:style-name="T3"><text:s text:c="4"/></text:span><text:span text:style-name="T3">DOM Data Manipulation</text:span></text:p>
            </draw:text-box>
          </draw:frame>
          <draw:connector draw:style-name="gr23" draw:text-style-name="P13" draw:layer="layout" svg:x1="16.73cm" svg:y1="2.153cm" svg:x2="18.453cm" svg:y2="2.159cm" svg:d="M16730 2153h862v6h861" svg:viewBox="0 0 1724 7">
            <text:p/>
          </draw:connector>
          <draw:connector draw:style-name="gr24" draw:text-style-name="P13" draw:layer="layout" svg:x1="16.73cm" svg:y1="1.82cm" svg:x2="18.5cm" svg:y2="1.825cm" svg:d="M16730 1820h885v5h885" svg:viewBox="0 0 1771 6">
            <text:p/>
          </draw:connector>
          <draw:rect draw:style-name="gr25" draw:text-style-name="P8" draw:layer="layout" svg:width="0.521cm" svg:height="0.31cm" svg:x="16.418cm" svg:y="1.281cm">
            <text:p text:style-name="P7"><text:span text:style-name="T1">.</text:span></text:p>
          </draw:rect>
          <draw:rect draw:style-name="gr25" draw:text-style-name="P8" draw:layer="layout" svg:width="0.521cm" svg:height="0.311cm" svg:x="16.418cm" svg:y="1.666cm">
            <text:p text:style-name="P7"><text:span text:style-name="T1">.</text:span></text:p>
          </draw:rect>
          <draw:rect draw:style-name="gr25" draw:text-style-name="P8" draw:layer="layout" svg:width="0.521cm" svg:height="0.312cm" svg:x="16.418cm" svg:y="1.997cm">
            <text:p text:style-name="P7"><text:span text:style-name="T1">.</text:span></text:p>
          </draw:rect>
          <draw:rect draw:style-name="gr7" draw:text-style-name="P8" draw:layer="layout" svg:width="2.695cm" svg:height="0.743cm" svg:x="5.525cm" svg:y="7.61cm">
            <text:p text:style-name="P7"><text:span text:style-name="T1">XMLSignatureHelper</text:span></text:p>
          </draw:rect>
          <draw:rect draw:style-name="gr7" draw:text-style-name="P8" draw:layer="layout" svg:width="3.295cm" svg:height="0.858cm" svg:x="5.225cm" svg:y="1.377cm">
            <text:p text:style-name="P7"><text:span text:style-name="T1">DocumentDigitalSignatures</text:span></text:p>
          </draw:rect>
          <draw:connector draw:style-name="gr26" draw:text-style-name="P13" draw:layer="layout" svg:x1="6.872cm" svg:y1="8.353cm" svg:x2="3.017cm" svg:y2="9.417cm" svg:d="M6872 8353h-1927v1064h-1928" svg:viewBox="0 0 3856 1065">
            <text:p/>
          </draw:connector>
          <draw:connector draw:style-name="gr26" draw:text-style-name="P13" draw:layer="layout" svg:x1="6.872cm" svg:y1="3.934cm" svg:x2="6.872cm" svg:y2="7.61cm" svg:d="M6872 3934v3676" svg:viewBox="0 0 1 3677">
            <text:p/>
          </draw:connector>
          <draw:rect draw:style-name="gr7" draw:text-style-name="P8" draw:layer="layout" svg:width="2.829cm" svg:height="0.74cm" svg:x="5.458cm" svg:y="3.194cm">
            <text:p text:style-name="P7"><text:span text:style-name="T1">DigitalSignaturesDialog</text:span></text:p>
          </draw:rect>
          <draw:rect draw:style-name="gr7" draw:text-style-name="P8" draw:layer="layout" svg:width="2.445cm" svg:height="0.741cm" svg:x="8.599cm" svg:y="5.144cm">
            <text:p text:style-name="P7"><text:span text:style-name="T1">CertificateViewer</text:span></text:p>
          </draw:rect>
          <draw:rect draw:style-name="gr7" draw:text-style-name="P8" draw:layer="layout" svg:width="2.427cm" svg:height="0.741cm" svg:x="10.617cm" svg:y="4.086cm">
            <text:p text:style-name="P7"><text:span text:style-name="T1">CertificateChooser</text:span></text:p>
          </draw:rect>
          <draw:connector draw:style-name="gr26" draw:text-style-name="P13" draw:layer="layout" svg:x1="6.872cm" svg:y1="2.235cm" svg:x2="6.886cm" svg:y2="3.285cm" svg:d="M6872 2235v525h14v525" svg:viewBox="0 0 15 1051">
            <text:p/>
          </draw:connector>
          <draw:connector draw:style-name="gr26" draw:text-style-name="P13" draw:layer="layout" svg:x1="8.287cm" svg:y1="3.564cm" svg:x2="11.83cm" svg:y2="4.086cm" svg:d="M8287 3564h1772v522h1771" svg:viewBox="0 0 3544 523">
            <text:p/>
          </draw:connector>
          <draw:connector draw:style-name="gr26" draw:text-style-name="P13" draw:layer="layout" svg:x1="10.617cm" svg:y1="4.456cm" svg:x2="9.821cm" svg:y2="5.144cm" svg:d="M10617 4456h-398v688h-398" svg:viewBox="0 0 797 689">
            <text:p/>
          </draw:connector>
          <draw:rect draw:style-name="gr7" draw:text-style-name="P8" draw:layer="layout" svg:width="3.004cm" svg:height="0.742cm" svg:x="6.354cm" svg:y="9.417cm">
            <text:p text:style-name="P7"><text:span text:style-name="T1">DocumentSignatureHelper</text:span></text:p>
          </draw:rect>
          <draw:rect draw:style-name="gr7" draw:text-style-name="P8" draw:layer="layout" svg:width="1.996cm" svg:height="0.603cm" svg:x="3.551cm" svg:y="10.687cm">
            <text:p text:style-name="P7"><text:span text:style-name="T1">XSecParser</text:span></text:p>
          </draw:rect>
          <draw:connector draw:style-name="gr16" draw:text-style-name="P13" draw:layer="layout" svg:x1="3.017cm" svg:y1="10.159cm" svg:x2="3.551cm" svg:y2="10.988cm" svg:d="M3017 10159v415h534v414" svg:viewBox="0 0 535 830">
            <text:p/>
          </draw:connector>
          <draw:connector draw:style-name="gr26" draw:text-style-name="P13" draw:layer="layout" svg:x1="6.872cm" svg:y1="8.353cm" svg:x2="7.856cm" svg:y2="9.417cm" svg:d="M6872 8353v532h984v532" svg:viewBox="0 0 985 1065">
            <text:p/>
          </draw:connector>
          <draw:rect draw:style-name="gr7" draw:text-style-name="P8" draw:layer="layout" svg:width="2.599cm" svg:height="0.742cm" svg:x="11.53cm" svg:y="9.417cm">
            <text:p text:style-name="P7"><text:span text:style-name="T1">UriBindingHelper</text:span></text:p>
          </draw:rect>
          <draw:rect draw:style-name="gr7" draw:text-style-name="P8" draw:layer="layout" svg:width="3.566cm" svg:height="0.742cm" svg:x="14.367cm" svg:y="9.417cm">
            <text:p text:style-name="P7"><text:span text:style-name="T1">ImplXMLSignatureListener</text:span></text:p>
          </draw:rect>
          <draw:rect draw:style-name="gr7" draw:text-style-name="P8" draw:layer="layout" svg:width="2.588cm" svg:height="0.675cm" svg:x="18.601cm" svg:y="9.787cm">
            <text:p text:style-name="P7"><text:span text:style-name="T1">SecurityEnvironment</text:span></text:p>
          </draw:rect>
          <draw:rect draw:style-name="gr7" draw:text-style-name="P8" draw:layer="layout" svg:width="2.588cm" svg:height="0.676cm" svg:x="18.601cm" svg:y="11.026cm">
            <text:p text:style-name="P7"><text:span text:style-name="T1">X509Certificate</text:span></text:p>
          </draw:rect>
          <draw:rect draw:style-name="gr7" draw:text-style-name="P8" draw:layer="layout" svg:width="2.588cm" svg:height="0.676cm" svg:x="18.601cm" svg:y="8.576cm">
            <text:p text:style-name="P7"><text:span text:style-name="T1">XMLSecurityContext</text:span></text:p>
          </draw:rect>
          <draw:connector draw:style-name="gr26" draw:text-style-name="P13" draw:layer="layout" svg:x1="8.22cm" svg:y1="7.981cm" svg:x2="19.895cm" svg:y2="8.576cm" svg:d="M8220 7981h5838v595h5837" svg:viewBox="0 0 11676 596">
            <text:p/>
          </draw:connector>
          <draw:rect draw:style-name="gr7" draw:text-style-name="P8" draw:layer="layout" svg:width="1.851cm" svg:height="0.742cm" svg:x="16.495cm" svg:y="3.253cm">
            <text:p text:style-name="P7"><text:span text:style-name="T1">MacroSecurity</text:span></text:p>
          </draw:rect>
          <draw:rect draw:style-name="gr7" draw:text-style-name="P8" draw:layer="layout" svg:width="2.901cm" svg:height="0.742cm" svg:x="14.128cm" svg:y="4.245cm">
            <text:p text:style-name="P7"><text:span text:style-name="T1">MacroSecurityLevelTP</text:span></text:p>
          </draw:rect>
          <draw:rect draw:style-name="gr7" draw:text-style-name="P8" draw:layer="layout" svg:width="3.983cm" svg:height="0.742cm" svg:x="17.352cm" svg:y="4.245cm">
            <text:p text:style-name="P7"><text:span text:style-name="T1">MacroSecurityTrustedSourcesTP</text:span></text:p>
          </draw:rect>
          <draw:connector draw:style-name="gr26" draw:text-style-name="P13" draw:layer="layout" svg:x1="16.495cm" svg:y1="3.624cm" svg:x2="15.578cm" svg:y2="4.245cm" svg:d="M16495 3624h-458v621h-459" svg:viewBox="0 0 918 622">
            <text:p/>
          </draw:connector>
          <draw:connector draw:style-name="gr26" draw:text-style-name="P13" draw:layer="layout" svg:x1="18.346cm" svg:y1="3.624cm" svg:x2="19.343cm" svg:y2="4.245cm" svg:d="M18346 3624h499v621h498" svg:viewBox="0 0 998 622">
            <text:p/>
          </draw:connector>
          <draw:connector draw:style-name="gr26" draw:text-style-name="P13" draw:layer="layout" svg:x1="21.335cm" svg:y1="4.616cm" svg:x2="21.189cm" svg:y2="10.124cm" svg:d="M21335 4616v2754h-146v2754" svg:viewBox="0 0 147 5509">
            <text:p/>
          </draw:connector>
          <draw:connector draw:style-name="gr26" draw:text-style-name="P13" draw:layer="layout" svg:x1="19.895cm" svg:y1="9.252cm" svg:x2="19.895cm" svg:y2="9.787cm" svg:d="M19895 9252v535" svg:viewBox="0 0 1 536">
            <text:p/>
          </draw:connector>
          <draw:connector draw:style-name="gr26" draw:text-style-name="P13" draw:layer="layout" svg:x1="19.895cm" svg:y1="10.462cm" svg:x2="19.895cm" svg:y2="11.026cm" svg:d="M19895 10462v564" svg:viewBox="0 0 1 565">
            <text:p/>
          </draw:connector>
          <draw:connector draw:style-name="gr26" draw:text-style-name="P13" draw:layer="layout" svg:x1="6.872cm" svg:y1="8.353cm" svg:x2="12.829cm" svg:y2="9.417cm" svg:d="M6872 8353h2979v1064h2978" svg:viewBox="0 0 5958 1065">
            <text:p/>
          </draw:connector>
          <draw:connector draw:style-name="gr26" draw:text-style-name="P13" draw:layer="layout" svg:x1="6.872cm" svg:y1="8.353cm" svg:x2="16.15cm" svg:y2="9.417cm" svg:d="M6872 8353h4639v1064h4639" svg:viewBox="0 0 9279 1065">
            <text:p/>
          </draw:connector>
          <draw:connector draw:style-name="gr26" draw:text-style-name="P13" draw:layer="layout" svg:x1="21.142cm" svg:y1="15.157cm" svg:x2="12.829cm" svg:y2="10.159cm" svg:d="M21142 15157h-4156v-4998h-4157" svg:viewBox="0 0 8314 4999">
            <text:p/>
          </draw:connector>
          <draw:connector draw:style-name="gr26" draw:text-style-name="P13" draw:layer="layout" svg:x1="15.482cm" svg:y1="14.449cm" svg:x2="16.15cm" svg:y2="10.159cm" svg:d="M15482 14449v-2145h668v-2145" svg:viewBox="0 0 669 4291">
            <text:p/>
          </draw:connector>
          <draw:connector draw:style-name="gr26" draw:text-style-name="P13" draw:layer="layout" draw:line-skew="-1.85cm" svg:x1="11.83cm" svg:y1="4.827cm" svg:x2="21.191cm" svg:y2="9.788cm" svg:d="M11830 4827h2831v4961h6530" svg:viewBox="0 0 9362 4962">
            <text:p/>
          </draw:connector>
          <draw:connector draw:style-name="gr26" draw:text-style-name="P13" draw:layer="layout" draw:line-skew="-0.562cm" svg:x1="11.044cm" svg:y1="5.514cm" svg:x2="18.601cm" svg:y2="11.364cm" svg:d="M11044 5514h3217v5850h4340" svg:viewBox="0 0 7558 5851">
            <text:p/>
          </draw:connector>
          <draw:rect draw:style-name="gr27" draw:text-style-name="P17" draw:layer="layout" svg:width="2.283cm" svg:height="0.541cm" svg:x="1.921cm" svg:y="1.269cm">
            <text:p text:style-name="P7"><text:span text:style-name="T4">Component</text:span></text:p>
          </draw:rect>
          <draw:rect draw:style-name="gr27" draw:text-style-name="P17" draw:layer="layout" svg:width="2.284cm" svg:height="0.54cm" svg:x="1.865cm" svg:y="3.016cm">
            <text:p text:style-name="P7"><text:span text:style-name="T4">Dialog</text:span></text:p>
          </draw:rect>
          <draw:rect draw:style-name="gr27" draw:text-style-name="P17" draw:layer="layout" svg:width="2.283cm" svg:height="0.467cm" svg:x="1.943cm" svg:y="7.32cm">
            <text:p text:style-name="P7"><text:span text:style-name="T4">Helper</text:span></text:p>
          </draw:rect>
          <draw:rect draw:style-name="gr27" draw:text-style-name="P17" draw:layer="layout" svg:width="2.283cm" svg:height="0.542cm" svg:x="1.843cm" svg:y="15.149cm">
            <text:p text:style-name="P7"><text:span text:style-name="T4">Framework</text:span></text:p>
          </draw:rect>
          <draw:rect draw:style-name="gr27" draw:text-style-name="P17" draw:layer="layout" svg:width="2.283cm" svg:height="0.543cm" svg:x="18.597cm" svg:y="7.321cm">
            <text:p text:style-name="P7"><text:span text:style-name="T4">XmlSec Bridge</text:span></text:p>
          </draw:rect>
          <draw:rect draw:style-name="gr7" draw:text-style-name="P8" draw:layer="layout" svg:width="2.382cm" svg:height="0.552cm" svg:x="8.459cm" svg:y="13.472cm">
            <text:p text:style-name="P7"><text:span text:style-name="T1">Encryptor</text:span></text:p>
          </draw:rect>
          <draw:connector draw:style-name="gr28" draw:text-style-name="P13" draw:layer="layout" svg:x1="3.017cm" svg:y1="10.159cm" svg:x2="7.118cm" svg:y2="14.449cm" svg:d="M3017 10159v2145h4101v2145" svg:viewBox="0 0 4102 4291">
            <text:p/>
          </draw:connector>
          <draw:rect draw:style-name="gr7" draw:text-style-name="P8" draw:layer="layout" svg:width="2.382cm" svg:height="0.554cm" svg:x="8.459cm" svg:y="14.87cm">
            <text:p text:style-name="P7"><text:span text:style-name="T1">SignatureCreator</text:span></text:p>
          </draw:rect>
          <draw:rect draw:style-name="gr11" draw:text-style-name="P12" draw:layer="layout" svg:width="1.997cm" svg:height="0.529cm" svg:x="2.021cm" svg:y="6.407cm">
            <text:p text:style-name="P7"><text:span text:style-name="T2">SAX Chain</text:span></text:p>
          </draw:rect>
          <draw:connector draw:style-name="gr29" draw:text-style-name="P13" draw:layer="layout" svg:x1="4.018cm" svg:y1="6.671cm" svg:x2="4.549cm" svg:y2="10.687cm" svg:d="M4018 6671v2008h531v2008" svg:viewBox="0 0 532 4017">
            <text:p/>
          </draw:connector>
          <draw:rect draw:style-name="gr11" draw:text-style-name="P12" draw:layer="layout" svg:width="1.996cm" svg:height="0.529cm" svg:x="19.318cm" svg:y="6.407cm">
            <text:p text:style-name="P7"><text:span text:style-name="T2">SAX Chain</text:span></text:p>
          </draw:rect>
          <draw:connector draw:style-name="gr30" draw:text-style-name="P13" draw:layer="layout" svg:x1="11.264cm" svg:y1="6.677cm" svg:x2="19.318cm" svg:y2="6.671cm" svg:d="M11264 6677h4027v-6h4027" svg:viewBox="0 0 8055 7">
            <text:p/>
          </draw:connector>
          <draw:rect draw:style-name="gr31" draw:text-style-name="P8" draw:layer="layout" svg:width="1.996cm" svg:height="0.529cm" svg:x="9.787cm" svg:y="6.407cm">
            <text:p/>
          </draw:rect>
          <draw:connector draw:style-name="gr32" draw:text-style-name="P13" draw:layer="layout" svg:x1="10.789cm" svg:y1="11.762cm" svg:x2="10.785cm" svg:y2="6.936cm" svg:d="M10789 11762v-2413h-4v-2413" svg:viewBox="0 0 5 4827">
            <text:p/>
          </draw:connector>
          <draw:connector draw:style-name="gr32" draw:text-style-name="P13" draw:layer="layout" svg:x1="4.549cm" svg:y1="11.29cm" svg:x2="5.371cm" svg:y2="12.14cm" svg:d="M4549 11290v425h822v425" svg:viewBox="0 0 823 851">
            <text:p/>
          </draw:connector>
          <draw:connector draw:style-name="gr32" draw:text-style-name="P13" draw:layer="layout" svg:x1="6.583cm" svg:y1="11.788cm" svg:x2="9.043cm" svg:y2="12.118cm" svg:d="M6583 11788h1230v330h1230" svg:viewBox="0 0 2461 331">
            <text:p/>
          </draw:connector>
          <draw:rect draw:style-name="gr31" draw:text-style-name="P8" draw:layer="layout" svg:width="2.589cm" svg:height="0.675cm" svg:x="18.602cm" svg:y="9.451cm">
            <text:p/>
          </draw:rect>
          <draw:rect draw:style-name="gr33" draw:text-style-name="P18" draw:layer="layout" svg:width="0.146cm" svg:height="0.529cm" svg:x="22.581cm" svg:y="6.407cm">
            <text:p/>
          </draw:rect>
          <draw:connector draw:style-name="gr30" draw:text-style-name="P19" draw:layer="layout" svg:x1="21.314cm" svg:y1="6.671cm" svg:x2="22.581cm" svg:y2="6.671cm" svg:d="M21314 6671h1267" svg:viewBox="0 0 1268 1">
            <text:p/>
          </draw:connector>
          <draw:rect draw:style-name="gr33" draw:text-style-name="P20" draw:layer="layout" svg:width="0.301cm" svg:height="0.529cm" svg:x="1.052cm" svg:y="6.407cm">
            <text:p/>
          </draw:rect>
          <draw:connector draw:style-name="gr30" draw:text-style-name="P13" draw:layer="layout" svg:x1="1.353cm" svg:y1="6.671cm" svg:x2="2.021cm" svg:y2="6.671cm" svg:d="M1353 6671h668" svg:viewBox="0 0 669 1">
            <text:p/>
          </draw:connector>
          <draw:connector draw:style-name="gr26" draw:text-style-name="P13" draw:layer="layout" draw:line-skew="-0.098cm" svg:x1="6.872cm" svg:y1="2.235cm" svg:x2="17.42cm" svg:y2="3.253cm" svg:d="M6872 2235h5176v1018h5372" svg:viewBox="0 0 10549 1019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ung Light SC" svg:font-family="'MSung Light SC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方正宋体" svg:font-family="方正宋体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_20_115" draw:display-name="Dash 115" draw:style="rect" draw:dots1="1" draw:dots1-length="0.016cm" draw:dots2="1" draw:dots2-length="0.016cm" draw:distance="0.016cm"/>
    <draw:stroke-dash draw:name="Dash_20_116" draw:display-name="Dash 116" draw:style="rect" draw:dots1="1" draw:dots1-length="0.016cm" draw:dots2="1" draw:dots2-length="0.016cm" draw:distance="0.016cm"/>
    <draw:stroke-dash draw:name="Dash_20_117" draw:display-name="Dash 117" draw:style="rect" draw:dots1="1" draw:dots1-length="0.016cm" draw:dots2="1" draw:dots2-length="0.016cm" draw:distance="0.016cm"/>
    <draw:stroke-dash draw:name="Dash_20_119" draw:display-name="Dash 119" draw:style="rect" draw:dots1="1" draw:dots1-length="0.016cm" draw:dots2="1" draw:dots2-length="0.016cm" draw:distance="0.016cm"/>
    <draw:stroke-dash draw:name="Dash_20_123" draw:display-name="Dash 123" draw:style="rect" draw:dots1="1" draw:dots1-length="0.016cm" draw:dots2="1" draw:dots2-length="0.016cm" draw:distance="0.016cm"/>
    <draw:stroke-dash draw:name="Dash_20_124" draw:display-name="Dash 124" draw:style="rect" draw:dots1="1" draw:dots1-length="0.016cm" draw:dots2="1" draw:dots2-length="0.016cm" draw:distance="0.016cm"/>
    <draw:stroke-dash draw:name="Dash_20_125" draw:display-name="Dash 125" draw:style="rect" draw:dots1="1" draw:dots1-length="0.016cm" draw:dots2="1" draw:dots2-length="0.016cm" draw:distance="0.016cm"/>
    <draw:stroke-dash draw:name="Dash_20_126" draw:display-name="Dash 126" draw:style="rect" draw:dots1="1" draw:dots1-length="0.016cm" draw:dots2="1" draw:dots2-length="0.016cm" draw:distance="0.016cm"/>
    <draw:stroke-dash draw:name="Dash_20_128" draw:display-name="Dash 128" draw:style="rect" draw:dots1="1" draw:dots1-length="0.016cm" draw:dots2="1" draw:dots2-length="0.016cm" draw:distance="0.016cm"/>
    <draw:stroke-dash draw:name="Dash_20_129" draw:display-name="Dash 129" draw:style="rect" draw:dots1="1" draw:dots1-length="0.016cm" draw:dots2="1" draw:dots2-length="0.016cm" draw:distance="0.016cm"/>
    <draw:stroke-dash draw:name="Dash_20_130" draw:display-name="Dash 130" draw:style="rect" draw:dots1="1" draw:dots1-length="0.016cm" draw:dots2="1" draw:dots2-length="0.016cm" draw:distance="0.016cm"/>
    <draw:stroke-dash draw:name="Dash_20_131" draw:display-name="Dash 131" draw:style="rect" draw:dots1="1" draw:dots1-length="0.016cm" draw:dots2="1" draw:dots2-length="0.016cm" draw:distance="0.016cm"/>
    <draw:stroke-dash draw:name="Dash_20_132" draw:display-name="Dash 132" draw:style="rect" draw:dots1="1" draw:dots1-length="0.016cm" draw:dots2="1" draw:dots2-length="0.016cm" draw:distance="0.01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en" fo:country="US" style:font-name-asian="Andale Sans UI" style:font-size-asian="24pt" style:language-asian="zh" style:country-asian="CN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方正宋体" style:font-family-asian="方正宋体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08cm" fo:margin-bottom="0.538cm" fo:margin-left="0.508cm" fo:margin-right="0.538cm" fo:page-width="29.693cm" fo:page-height="20.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标准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05-02-01T15:21:23</meta:creation-date>
    <dc:date>2005-03-31T16:39:18</dc:date>
    <meta:print-date>2005-02-03T15:38:15</meta:print-date>
    <dc:language>en-US</dc:language>
    <meta:editing-cycles>51</meta:editing-cycles>
    <meta:editing-duration>PT6H36M10S</meta:editing-duration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